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2">
      <style:text-properties style:font-name="Arial2" fo:font-size="10pt" style:font-size-asian="10pt" style:font-size-complex="10pt"/>
    </style:style>
    <style:style style:name="P186" style:family="paragraph" style:parent-style-name="Heading_20_2">
      <style:text-properties fo:font-style="normal" fo:font-weight="normal" style:font-style-asian="normal" style:font-weight-asian="normal" style:font-style-complex="normal" style:font-weight-complex="normal"/>
    </style:style>
    <style:style style:name="P187" style:family="paragraph" style:parent-style-name="Heading_20_2">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7" text:outline-level="1"><text:a xlink:type="simple" xlink:href="#__RefHeading__15221_972012461" text:style-name="Internet_20_link" text:visited-style-name="Internet_20_link">1 <text:s/><text:tab/>Introduction<text:tab/>4</text:a></text:h>
          <text:h text:style-name="P157"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7"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7"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7"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7"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7"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9">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text:span text:style-name="T39">must</text:span> share a common PIN while all other keys <text:span text:style-name="T39">must</text:span> share<text:span text:style-name="T81">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9">must</text:span> have <text:span text:style-name="T2">different</text:span> PINs while keys with the same <text:span text:style-name="CrossRef"><text:reference-ref text:reference-format="text" text:ref-name="keyusage.attr">AppUsage</text:reference-ref></text:span> <text:span text:style-name="T39">must</text:span> share a common PI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and <text:span text:style-name="T22">unique</text:span> imply two respectively four independent error counters. <text:s/>Shared PINs are “synchronized” which means that a PIN <text:span text:style-name="T2">value</text:span> or <text:span text:style-name="T2">status</text:span> change <text:span text:style-name="T38">must</text:span> propagate to all keys sharing a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1277242"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1259101" text:style-name="L2">
              <text:list-item>
                <text:p text:style-name="P174">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1290006"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1292871" text:continue-numbering="true" text:style-name="L2">
        <text:list-item>
          <text:p text:style-name="P175">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0"><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3"><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3"><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5"><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3"><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6"><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3"><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1276151"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1284280"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2"><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1284575"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1"><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1282098"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2) rotate (-1.2184143508182) translate (0.116499316199487in 0.502993904768664in)" svg:viewBox="0 0 780 436" svg:d="m0 1447358c245-308 723-136 780 279"><text:p/></draw:path><draw:path draw:style-name="gr7" draw:text-style-name="P191" svg:width="0.3091in" svg:height="0.1717in" draw:transform="skewX (0.068067840827766) rotate (-1.22085781177099) translate (0.124805294660998in 0.139011726361221in)" svg:viewBox="0 0 786 437" svg:d="m0 1436906c247-309 729-137 786 279"><text:p/></draw:path><draw:path draw:style-name="gr7" draw:text-style-name="P191" svg:width="0.5736in" svg:height="0.3949in" draw:transform="skewX (0.138230076757925) rotate (-1.18036617312473) translate (0.256204827016174in 0.527845900803125in)" svg:viewBox="0 0 1458 1004" svg:d="m0 1597952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1268234"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128968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1288061"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1287992"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1272096" text:continue-list="list31288061"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1290086"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1291860"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1270457"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1274638"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1273525" text:continue-list="list3127045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1288537"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9<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2</meta:editing-cycles>
    <meta:editing-duration>PT64H10M00S</meta:editing-duration>
    <dc:title>Secure Key Store - API and Architecture</dc:title>
    <dc:date>2014-03-07T11:12:34.45</dc:date>
    <dc:creator>Anders Rundgren</dc:creator>
    <meta:document-statistic meta:table-count="121" meta:image-count="0" meta:object-count="6" meta:page-count="82" meta:paragraph-count="2248" meta:word-count="15993" meta:character-count="12272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